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611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1.57cm"/>
    </style:style>
    <style:style style:name="co7" style:family="table-column">
      <style:table-column-properties fo:break-before="auto" style:column-width="2.566cm"/>
    </style:style>
    <style:style style:name="ro1" style:family="table-row">
      <style:table-row-properties style:row-height="1.27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3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3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4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 style:data-style-name="N10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 style:data-style-name="N104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 style:data-style-name="N105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 style:data-style-name="N105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H2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7" table:number-columns-repeated="1014" table:default-cell-style-name="ce3"/>
        <table:table-row table:style-name="ro1">
          <table:table-cell table:style-name="ce2"/>
          <table:table-cell table:number-columns-repeated="3"/>
          <table:table-cell table:style-name="ce4" office:value-type="string" calcext:value-type="string" table:number-columns-spanned="4" table:number-rows-spanned="1">
            <text:p>BGV Integer Scheme</text:p>
          </table:table-cell>
          <table:covered-table-cell table:number-columns-repeated="3" table:style-name="ce5"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*average of 10 runs in second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Multiplicative 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Plaintext</text:p>
            <text:p>Modulus**</text:p>
          </table:table-cell>
          <table:table-cell table:style-name="ce5" office:value-type="string" calcext:value-type="string">
            <text:p>RNS Base</text:p>
          </table:table-cell>
          <table:table-cell table:style-name="ce5" office:value-type="string" calcext:value-type="string">
            <text:p>Wall Time</text:p>
          </table:table-cell>
          <table:table-cell table:style-name="ce5" office:value-type="string" calcext:value-type="string">
            <text:p>CPU Time</text:p>
          </table:table-cell>
          <table:table-cell table:style-name="ce5" office:value-type="string" calcext:value-type="string">
            <text:p>Wall Time</text:p>
          </table:table-cell>
          <table:table-cell table:style-name="ce5" office:value-type="string" calcext:value-type="string">
            <text:p>CPU Time</text:p>
          </table:table-cell>
          <table:table-cell table:style-name="ce12"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2000" calcext:value-type="float">
            <text:p>2.000</text:p>
          </table:table-cell>
          <table:table-cell table:style-name="ce8" office:value-type="float" office:value="65537" calcext:value-type="float">
            <text:p>65.537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7.8149" calcext:value-type="float">
            <text:p>7,81490</text:p>
          </table:table-cell>
          <table:table-cell table:style-name="ce19" office:value-type="float" office:value="18.134" calcext:value-type="float">
            <text:p>18,13400</text:p>
          </table:table-cell>
          <table:table-cell table:style-name="ce19" office:value-type="float" office:value="8.66808" calcext:value-type="float">
            <text:p>8,66808</text:p>
          </table:table-cell>
          <table:table-cell table:style-name="ce19" office:value-type="float" office:value="9.0481" calcext:value-type="float">
            <text:p>9,04810</text:p>
          </table:table-cell>
          <table:table-cell table:number-columns-repeated="1015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7" office:value-type="float" office:value="2000" calcext:value-type="float">
            <text:p>2.000</text:p>
          </table:table-cell>
          <table:table-cell table:style-name="ce7" office:value-type="float" office:value="65537" calcext:value-type="float">
            <text:p>65.537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17.2533" calcext:value-type="float">
            <text:p>17,25330</text:p>
          </table:table-cell>
          <table:table-cell table:style-name="ce22" office:value-type="float" office:value="43.3889" calcext:value-type="float">
            <text:p>43,38890</text:p>
          </table:table-cell>
          <table:table-cell table:style-name="ce22" office:value-type="float" office:value="17.5662" calcext:value-type="float">
            <text:p>17,56620</text:p>
          </table:table-cell>
          <table:table-cell table:style-name="ce22" office:value-type="float" office:value="18.2956" calcext:value-type="float">
            <text:p>18,29560</text:p>
          </table:table-cell>
          <table:table-cell table:number-columns-repeated="101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" office:value-type="float" office:value="4000" calcext:value-type="float">
            <text:p>4.000</text:p>
          </table:table-cell>
          <table:table-cell table:style-name="ce7" office:value-type="float" office:value="65537" calcext:value-type="float">
            <text:p>65.537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3.7784" calcext:value-type="float">
            <text:p>3,77840</text:p>
          </table:table-cell>
          <table:table-cell table:style-name="ce22" office:value-type="float" office:value="8.7992" calcext:value-type="float">
            <text:p>8,79920</text:p>
          </table:table-cell>
          <table:table-cell table:style-name="ce22" office:value-type="float" office:value="4.3613" calcext:value-type="float">
            <text:p>4,36130</text:p>
          </table:table-cell>
          <table:table-cell table:style-name="ce14" office:value-type="float" office:value="4.5164" calcext:value-type="float">
            <text:p>4,51640</text:p>
          </table: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000" calcext:value-type="float">
            <text:p>2.000</text:p>
          </table:table-cell>
          <table:table-cell table:style-name="ce10" office:value-type="float" office:value="49153" calcext:value-type="float">
            <text:p>49.153</text:p>
          </table:table-cell>
          <table:table-cell table:style-name="ce1" office:value-type="float" office:value="12" calcext:value-type="float">
            <text:p>12</text:p>
          </table:table-cell>
          <table:table-cell table:style-name="ce14" office:value-type="float" office:value="7.7535" calcext:value-type="float">
            <text:p>7,75350</text:p>
          </table:table-cell>
          <table:table-cell table:style-name="ce14" office:value-type="float" office:value="18.0502" calcext:value-type="float">
            <text:p>18,05020</text:p>
          </table:table-cell>
          <table:table-cell table:style-name="ce14" office:value-type="float" office:value="8.6774" calcext:value-type="float">
            <text:p>8,67740</text:p>
          </table:table-cell>
          <table:table-cell table:style-name="ce14" office:value-type="float" office:value="9.0427" calcext:value-type="float">
            <text:p>9,04270</text:p>
          </table:table-cell>
          <table:table-cell table:number-columns-repeated="101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7" office:value-type="float" office:value="2000" calcext:value-type="float">
            <text:p>2.000</text:p>
          </table:table-cell>
          <table:table-cell table:style-name="ce7" office:value-type="float" office:value="65537" calcext:value-type="float">
            <text:p>65.537</text:p>
          </table:table-cell>
          <table:table-cell table:style-name="ce21" office:value-type="float" office:value="8" calcext:value-type="float">
            <text:p>8</text:p>
          </table:table-cell>
          <table:table-cell table:style-name="ce14" office:value-type="float" office:value="6.7565" calcext:value-type="float">
            <text:p>6,75650</text:p>
          </table:table-cell>
          <table:table-cell table:style-name="ce14" office:value-type="float" office:value="17.2811" calcext:value-type="float">
            <text:p>17,28110</text:p>
          </table:table-cell>
          <table:table-cell table:style-name="ce14" office:value-type="float" office:value="8.2911" calcext:value-type="float">
            <text:p>8,29110</text:p>
          </table:table-cell>
          <table:table-cell table:style-name="ce14" office:value-type="float" office:value="8.7171" calcext:value-type="float">
            <text:p>8,71710</text:p>
          </table:table-cell>
          <table:table-cell table:number-columns-repeated="101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4000" calcext:value-type="float">
            <text:p>4.000</text:p>
          </table:table-cell>
          <table:table-cell table:style-name="ce17" office:value-type="float" office:value="65537" calcext:value-type="float">
            <text:p>65.537</text:p>
          </table:table-cell>
          <table:table-cell table:style-name="ce17" office:value-type="float" office:value="8" calcext:value-type="float">
            <text:p>8</text:p>
          </table:table-cell>
          <table:table-cell table:style-name="ce33" office:value-type="float" office:value="3.5824" calcext:value-type="float">
            <text:p>3,58240</text:p>
          </table:table-cell>
          <table:table-cell table:style-name="ce33" office:value-type="float" office:value="8.9082" calcext:value-type="float">
            <text:p>8,90820</text:p>
          </table:table-cell>
          <table:table-cell table:style-name="ce33" office:value-type="float" office:value="4.1543" calcext:value-type="float">
            <text:p>4,15430</text:p>
          </table:table-cell>
          <table:table-cell table:style-name="ce33" office:value-type="float" office:value="4.3174" calcext:value-type="float">
            <text:p>4,31740</text:p>
          </table:table-cell>
          <table:table-cell table:style-name="ce39"/>
          <table:table-cell table:number-columns-repeated="1014"/>
        </table:table-row>
        <table:table-row table:style-name="ro1">
          <table:table-cell table:style-name="ce20" office:value-type="string" calcext:value-type="string" table:number-columns-spanned="8" table:number-rows-spanned="1">
            <text:p>** primeModulus and a cyclotomic number(m) satisfying the condition: (q-1)/m is an integer. M = 8192</text:p>
          </table:table-cell>
          <table:covered-table-cell table:number-columns-repeated="2" table:style-name="ce20"/>
          <table:covered-table-cell table:number-columns-repeated="5"/>
          <table:table-cell table:number-columns-repeated="1015"/>
        </table:table-row>
        <table:table-row table:style-name="ro1" table:number-rows-repeated="2">
          <table:table-cell table:style-name="ce20" table:number-columns-repeated="3"/>
          <table:table-cell table:number-columns-repeated="1020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CKKS Approximate Scheme</text:p>
          </table:table-cell>
          <table:covered-table-cell table:number-columns-repeated="3" table:style-name="ce5"/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*average of 10 runs in second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number-columns-repeated="1015"/>
        </table:table-row>
        <table:table-row table:style-name="ro1">
          <table:table-cell table:style-name="ce5" office:value-type="string" calcext:value-type="string">
            <text:p>Multiplicative 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Scale</text:p>
            <text:p>Factor</text:p>
          </table:table-cell>
          <table:table-cell table:style-name="ce5" office:value-type="string" calcext:value-type="string">
            <text:p>RNS Base</text:p>
          </table:table-cell>
          <table:table-cell table:style-name="ce5" office:value-type="string" calcext:value-type="string">
            <text:p>Wall Time</text:p>
          </table:table-cell>
          <table:table-cell table:style-name="ce5" office:value-type="string" calcext:value-type="string">
            <text:p>CPU Time</text:p>
          </table:table-cell>
          <table:table-cell table:style-name="ce5" office:value-type="string" calcext:value-type="string">
            <text:p>Wall Time</text:p>
          </table:table-cell>
          <table:table-cell table:style-name="ce5" office:value-type="string" calcext:value-type="string">
            <text:p>CPU Time</text:p>
          </table:table-cell>
          <table:table-cell table:style-name="ce12"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2000" calcext:value-type="float">
            <text:p>2.00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2" calcext:value-type="float">
            <text:p>12</text:p>
          </table:table-cell>
          <table:table-cell table:style-name="ce27" office:value-type="float" office:value="9.7473" calcext:value-type="float">
            <text:p>9,74730</text:p>
          </table:table-cell>
          <table:table-cell table:style-name="ce27" office:value-type="float" office:value="41.5956" calcext:value-type="float">
            <text:p>41,59560</text:p>
          </table:table-cell>
          <table:table-cell table:style-name="ce27" office:value-type="float" office:value="9.6287" calcext:value-type="float">
            <text:p>9,62870</text:p>
          </table:table-cell>
          <table:table-cell table:style-name="ce27" office:value-type="float" office:value="24.5834" calcext:value-type="float">
            <text:p>24,58340</text:p>
          </table:table-cell>
          <table:table-cell table:number-columns-repeated="1015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7" office:value-type="float" office:value="2000" calcext:value-type="float">
            <text:p>2.0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2" calcext:value-type="float">
            <text:p>12</text:p>
          </table:table-cell>
          <table:table-cell table:style-name="ce28" office:value-type="float" office:value="18.114" calcext:value-type="float">
            <text:p>18,11400</text:p>
          </table:table-cell>
          <table:table-cell table:style-name="ce28" office:value-type="float" office:value="71.977" calcext:value-type="float">
            <text:p>71,97700</text:p>
          </table:table-cell>
          <table:table-cell table:style-name="ce28" office:value-type="float" office:value="17.7976" calcext:value-type="float">
            <text:p>17,79760</text:p>
          </table:table-cell>
          <table:table-cell table:style-name="ce28" office:value-type="float" office:value="35.447" calcext:value-type="float">
            <text:p>35,44700</text:p>
          </table: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float" office:value="4000" calcext:value-type="float">
            <text:p>4.0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2" calcext:value-type="float">
            <text:p>12</text:p>
          </table:table-cell>
          <table:table-cell table:style-name="ce28" office:value-type="float" office:value="4.4748" calcext:value-type="float">
            <text:p>4,47480</text:p>
          </table:table-cell>
          <table:table-cell table:style-name="ce28" office:value-type="float" office:value="16.2048" calcext:value-type="float">
            <text:p>16,20480</text:p>
          </table:table-cell>
          <table:table-cell table:style-name="ce28" office:value-type="float" office:value="4.8574" calcext:value-type="float">
            <text:p>4,85740</text:p>
          </table:table-cell>
          <table:table-cell table:style-name="ce28" office:value-type="float" office:value="10.218" calcext:value-type="float">
            <text:p>10,21800</text:p>
          </table: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000" calcext:value-type="float">
            <text:p>2.000</text:p>
          </table:table-cell>
          <table:table-cell table:style-name="ce10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28" office:value-type="float" office:value="8.72" calcext:value-type="float">
            <text:p>8,72000</text:p>
          </table:table-cell>
          <table:table-cell table:style-name="ce28" office:value-type="float" office:value="31.9" calcext:value-type="float">
            <text:p>31,90000</text:p>
          </table:table-cell>
          <table:table-cell table:style-name="ce28" office:value-type="float" office:value="9.501" calcext:value-type="float">
            <text:p>9,50100</text:p>
          </table:table-cell>
          <table:table-cell table:style-name="ce28" office:value-type="float" office:value="19.998" calcext:value-type="float">
            <text:p>19,99800</text:p>
          </table:table-cell>
          <table:table-cell table:number-columns-repeated="1015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000" calcext:value-type="float">
            <text:p>2.000</text:p>
          </table:table-cell>
          <table:table-cell table:style-name="ce13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28" office:value-type="float" office:value="7.75" calcext:value-type="float">
            <text:p>7,75000</text:p>
          </table:table-cell>
          <table:table-cell table:style-name="ce28" office:value-type="float" office:value="31.488" calcext:value-type="float">
            <text:p>31,48800</text:p>
          </table:table-cell>
          <table:table-cell table:style-name="ce28" office:value-type="float" office:value="9.293" calcext:value-type="float">
            <text:p>9,29300</text:p>
          </table:table-cell>
          <table:table-cell table:style-name="ce28" office:value-type="float" office:value="20.156" calcext:value-type="float">
            <text:p>20,15600</text:p>
          </table:table-cell>
          <table:table-cell table:number-columns-repeated="101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4000" calcext:value-type="float">
            <text:p>4.00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8" calcext:value-type="float">
            <text:p>8</text:p>
          </table:table-cell>
          <table:table-cell table:style-name="ce38" office:value-type="float" office:value="3.946" calcext:value-type="float">
            <text:p>3,94600</text:p>
          </table:table-cell>
          <table:table-cell table:style-name="ce38" office:value-type="float" office:value="16.01667" calcext:value-type="float">
            <text:p>16,01667</text:p>
          </table:table-cell>
          <table:table-cell table:style-name="ce38" office:value-type="float" office:value="4.647" calcext:value-type="float">
            <text:p>4,64700</text:p>
          </table:table-cell>
          <table:table-cell table:style-name="ce38" office:value-type="float" office:value="9.98033" calcext:value-type="float">
            <text:p>9,98033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3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number:min-decimal-places="5" number:min-integer-digits="1" number:grouping="true"/>
    </number:number-style>
    <number:number-style style:name="N105">
      <number:number number:decimal-places="5" number:min-decimal-places="5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print-page-order="ttb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17:49:33.23075473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7:32:07.479656142</meta:creation-date>
    <dc:date>2022-05-28T18:33:26.511669923</dc:date>
    <meta:editing-duration>PT5H38M1S</meta:editing-duration>
    <meta:editing-cycles>104</meta:editing-cycles>
    <meta:generator>LibreOffice/7.2.5.2$Linux_X86_64 LibreOffice_project/20$Build-2</meta:generator>
    <meta:document-statistic meta:table-count="1" meta:cell-count="121" meta:object-count="0"/>
  </office:meta>
</office:document-meta>
</file>